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696969"/>
    </style:style>
    <style:style style:name="P5" style:family="paragraph">
      <loext:graphic-properties draw:fill="solid" draw:fill-color="#996633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color="#696969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3 of 3</text:span><text:span text:style-name="T1"><text:line-break/></text:span><text:span text:style-name="T1"/></text:p>
            <text:p><text:span text:style-name="T1">Tags, Hosting Services, Commit Signing</text:span></text:p>
            <text:p><text:span text:style-name="T1">and</text:span></text:p>
            <text:p><text:span text:style-name="T1">Stas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4" draw:layer="layout" svg:width="9.923cm" svg:height="9.133cm" svg:x="0.999cm" svg:y="3.684cm" presentation:class="outline" presentation:user-transformed="true">
          <draw:text-box>
            <text:list text:style-name="L2">
              <text:list-item>
                <text:p><text:span text:style-name="T2">Part 1 – Another Deck</text:span></text:p>
                <text:list>
                  <text:list-item>
                    <text:p><text:span text:style-name="T2">Installation and Setup</text:span></text:p>
                  </text:list-item>
                  <text:list-item>
                    <text:p><text:span text:style-name="T2">Concepts</text:span></text:p>
                  </text:list-item>
                  <text:list-item>
                    <text:p><text:span text:style-name="T2">Repository Initialization</text:span></text:p>
                  </text:list-item>
                  <text:list-item>
                    <text:p><text:span text:style-name="T2">Clone</text:span></text:p>
                  </text:list-item>
                  <text:list-item>
                    <text:p><text:span text:style-name="T2">Basic Lifecycle</text:span></text:p>
                  </text:list-item>
                  <text:list-item>
                    <text:p><text:span text:style-name="T2">Logs</text:span></text:p>
                  </text:list-item>
                  <text:list-item>
                    <text:p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8.488cm" svg:height="9.133cm" svg:x="10.308cm" svg:y="3.684cm" presentation:class="outline" presentation:user-transformed="true">
          <draw:text-box>
            <text:list text:style-name="L2">
              <text:list-item>
                <text:p><text:span text:style-name="T2">Part 2 – This Deck</text:span></text:p>
                <text:list>
                  <text:list-item>
                    <text:p><text:span text:style-name="T2">Merges</text:span></text:p>
                  </text:list-item>
                  <text:list-item>
                    <text:p><text:span text:style-name="T2">Remote Repositories</text:span></text:p>
                  </text:list-item>
                  <text:list-item>
                    <text:p><text:span text:style-name="T2">Fetch and Push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003cm" svg:height="3.249cm" svg:x="5.079cm" svg:y="11.229cm">
          <draw:text-box>
            <text:p><text:span text:style-name="T3">This is a "presentation-ification" of the single-page workshop available at</text:span></text:p>
            <text:p><text:span text:style-name="T3"/></text:p>
            <text:p><text:span text:style-name="T3"><text:tab/></text:span><text:span text:style-name="T3"><text:a xlink:href="https://github.com/lacounty-isab/workshops/tree/master/git" xlink:type="simple">https://github.com/lacounty-isab/workshops/tree/master/git</text:a></text:span></text:p>
            <text:p><text:span text:style-name="T3"/></text:p>
          </draw:text-box>
        </draw:frame>
        <draw:frame presentation:style-name="pr4" draw:text-style-name="P1" draw:layer="layout" svg:width="8.488cm" svg:height="9.133cm" svg:x="18.308cm" svg:y="3.685cm" presentation:class="outline" presentation:user-transformed="true">
          <draw:text-box>
            <text:list text:style-name="L2">
              <text:list-item>
                <text:p><text:span text:style-name="T4">Part 3 – This Deck</text:span>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Commit Signing</text:p>
                  </text:list-item>
                  <text:list-item>
                    <text:p>Author Delegation</text:p>
                  </text:list-item>
                  <text:list-item>
                    <text:p>Stas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Tags</text:p>
          </draw:text-box>
        </draw:frame>
        <draw:frame draw:style-name="gr3" draw:text-style-name="P6" draw:layer="layout" svg:width="12.954cm" svg:height="1.928cm" svg:x="1.27cm" svg:y="3.102cm">
          <draw:text-box>
            <text:p><text:span text:style-name="T5">Tags are like "human-readable" bookmarks into your repository. <text:s/>In practice, they probably won't be readable by most people, but they are more intuitive than the SHA1 hash of the commi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20DT3H32M59S</meta:editing-duration>
    <meta:editing-cycles>54</meta:editing-cycles>
    <meta:generator>LibreOffice/6.3.4.2$MacOSX_X86_64 LibreOffice_project/60da17e045e08f1793c57c00ba83cdfce946d0aa</meta:generator>
    <meta:initial-creator>Paul Glezen</meta:initial-creator>
    <dc:date>2021-01-20T06:51:21.169070017</dc:date>
    <dc:creator>Paul Glezen</dc:creator>
    <meta:document-statistic meta:object-count="36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